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stbericht</text:p>
      <text:p text:style-name="Standard"/>
      <text:p text:style-name="Standard">Ergebnisse Test 1: </text:p>
      <text:p text:style-name="Standard"/>
      <text:p text:style-name="Standard"><text:tab/>Wir haben auf 117 Nachrichten 11 erfolgreiche Fälle und 106 Errors. </text:p>
      <text:p text:style-name="Standard"/>
      <text:p text:style-name="Standard"><text:tab/>Beispiele für Erfolgreiche Nachrichten sind angehängt. </text:p>
      <text:p text:style-name="Standard"/>
      <text:p text:style-name="Standard">Schlussfolgerung aus dem Test: </text:p>
      <text:p text:style-name="Standard"/>
      <text:p text:style-name="Standard">Es kamen extrem wenige Nachrichten an, dies lag daran, dass die Handys Probleme hatten sich zu verbinden. Es liegt Nahe, dass der Bluetoothadapter nicht genügend Ports hat um sich mit allen in der Nähe befindlichen Geräten zu verbinden. Eine Möglichkeit dies zu Lösen, wäre es, sich nicht dauerhaft mit allen Geräten in der Umgebung zu verbinden, sondern eine Verbindung nach einer Übertragung wieder zu schließen. </text:p>
      <text:p text:style-name="Standard"/>
      <text:p text:style-name="Standard">Ergebnisse Test 2: </text:p>
      <text:p text:style-name="Standard"/>
      <text:p text:style-name="Standard">Test 2 wurde nicht ausgeführt, da bei Test 2 schlechtere Ergebnisse erwartet werden als bei Test 1. Die Probleme sind die Selben. </text:p>
      <text:p text:style-name="Standard"/>
      <text:p text:style-name="Standard">Ergebnisse Test 3: </text:p>
      <text:p text:style-name="Standard"/>
      <text:p text:style-name="Standard">Wir haben auf 166 Nachrichten 2 erfolgreiche Fälle und 164 Errors. </text:p>
      <text:p text:style-name="Standard"/>
      <text:p text:style-name="Standard"><text:tab/>Eine genauere Betrachtung der Nachrichten zeigt folgendes: </text:p>
      <text:p text:style-name="Standard"><text:tab/><text:tab/>Das Gerät C, ein weiterleitendes Gerät, dass selbst keine eigenen Nachrichten <text:tab/><text:tab/><text:tab/>verschickt hat, hat viele Nachrichten empfangen, diese jedoch danach nicht <text:tab/><text:tab/><text:tab/>weitergeleitet. Da dieses Gerät jedoch sehr zentral lag, hatten die anderen Handy <text:tab/><text:tab/>Probleme Verbindungen ohne C aufzubauen(zu hohe Distanz) <text:s/></text:p>
      <text:p text:style-name="Standard"><text:tab/><text:tab/></text:p>
      <text:p text:style-name="Standard"><text:tab/><text:tab/>Das Gerät J hatte überhaupt keine Verbindung zu anderen Handys. </text:p>
      <text:p text:style-name="Standard"/>
      <text:p text:style-name="Standard"><text:tab/>Beispiele für Nachrichten sind angehängt. </text:p>
      <text:p text:style-name="Standard">ID d49313a7 anhängen</text:p>
      <text:p text:style-name="Standard"/>
      <text:p text:style-name="Standard">Schlussfolgerung aus dem Test:</text:p>
      <text:p text:style-name="Standard"/>
      <text:p text:style-name="Standard"><text:tab/>Es muss versucht werden herauszufinden wieso das Handy C nicht weitergeleitet hat. </text:p>
      <text:p text:style-name="Standard"><text:tab/>Nachträgliche Anmerkung: Da C nur als Relaisstation gedient hat und niemand von diesem <text:tab/>Handy <text:tab/>Nachrichten geschickt hat, kann es sein, dass Android in den Energiesparmodus <text:tab/>gegangen ist und der App nicht erlaubt hat Nachrichten zu verschicken. <text:tab/></text:p>
      <text:p text:style-name="Standard"><text:tab/></text:p>
      <text:p text:style-name="Standard"><text:tab/>Bei dem nächstem Test kann versucht werden, dass mehrere Handys zentral liegen. </text:p>
      <text:p text:style-name="Standard"><text:tab/></text:p>
      <text:p text:style-name="Standard"/>
      <text:p text:style-name="Standard">Test 4 bis 14: Da die Ergebnisse nicht unseren Erwartungen entsprachen beschlossen wir den Test hier abzubrechen. Die weiteren Tests unterliegen schwereren Bedingungen und kapseln die ersten Tests und bringen dadurch nur bei Erfolg bessere Ergebnisse. </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mon-Konstantin Thiem</meta:initial-creator>
    <meta:creation-date>2015-09-07T14:40:51.64</meta:creation-date>
    <meta:document-statistic meta:table-count="0" meta:image-count="0" meta:object-count="0" meta:page-count="1" meta:paragraph-count="23" meta:word-count="294" meta:character-count="2026"/>
    <dc:date>2015-09-07T15:29:02.22</dc:date>
    <dc:creator>Simon-Konstantin Thiem</dc:creator>
    <meta:editing-duration>PT1M49S</meta:editing-duration>
    <meta:editing-cycles>1</meta:editing-cycles>
    <meta:generator>OpenOffice/4.1.1$Win32 OpenOffice.org_project/411m6$Build-9775</meta:generator>
  </office:meta>
</office:document-meta>
</file>